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2.144cm" fo:margin-left="1.695cm" fo:margin-right="0.229cm" table:align="margins"/>
    </style:style>
    <style:style style:name="Tabla1.A" style:family="table-column">
      <style:table-column-properties style:column-width="0.697cm" style:rel-column-width="395*"/>
    </style:style>
    <style:style style:name="Tabla1.B" style:family="table-column">
      <style:table-column-properties style:column-width="0.362cm" style:rel-column-width="205*"/>
    </style:style>
    <style:style style:name="Tabla1.C" style:family="table-column">
      <style:table-column-properties style:column-width="2.2cm" style:rel-column-width="1247*"/>
    </style:style>
    <style:style style:name="Tabla1.D" style:family="table-column">
      <style:table-column-properties style:column-width="6.184cm" style:rel-column-width="3506*"/>
    </style:style>
    <style:style style:name="Tabla1.E" style:family="table-column">
      <style:table-column-properties style:column-width="2.702cm" style:rel-column-width="1532*"/>
    </style:style>
    <style:style style:name="Tabla1.1" style:family="table-row">
      <style:table-row-properties style:min-row-height="0.794cm"/>
    </style:style>
    <style:style style:name="Tabla1.A1" style:family="table-cell">
      <style:table-cell-properties fo:padding="0cm" fo:border="none"/>
    </style:style>
    <style:style style:name="Tabla1.2" style:family="table-row">
      <style:table-row-properties style:min-row-height="0.609cm"/>
    </style:style>
    <style:style style:name="Tabla1.3" style:family="table-row">
      <style:table-row-properties style:min-row-height="0.82cm"/>
    </style:style>
    <style:style style:name="Tabla1.4" style:family="table-row">
      <style:table-row-properties style:min-row-height="1.715cm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1pt" fo:letter-spacing="normal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1pt" fo:letter-spacing="normal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left="-0.145cm" fo:margin-right="0cm" fo:text-align="end" style:justify-single-word="false" fo:text-indent="0.025cm" style:auto-text-indent="false">
        <style:tab-stops/>
      </style:paragraph-properties>
      <style:text-properties style:font-name="Courier New" fo:font-size="9pt" fo:letter-spacing="normal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Courier New" fo:font-size="11pt" fo:letter-spacing="normal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fo:letter-spacing="normal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Courier New" fo:font-size="9pt" fo:letter-spacing="normal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9pt" fo:letter-spacing="normal" fo:language="en" fo:country="US" fo:font-weight="normal" officeooo:rsid="0011aea3" officeooo:paragraph-rsid="0011aea3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9pt" fo:letter-spacing="normal" fo:language="en" fo:country="US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" fo:font-size="11pt" fo:letter-spacing="normal" fo:font-weight="normal" style:font-size-asian="11pt" style:font-weight-asian="normal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7"><text:s/></text:p>
          </table:table-cell>
          <table:table-cell table:style-name="Tabla1.A1" table:number-columns-spanned="2" office:value-type="string">
            <text:p text:style-name="P11"><text:s text:c="27"/><text:text-input text:description="$importe">$importe</text:text-input>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5"><text:text-input text:description="$dia">$dia</text:text-input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9"><text:text-input text:description="$mes">$mes</text:text-input></text:p>
          </table:table-cell>
          <table:table-cell table:style-name="Tabla1.A1" table:number-columns-spanned="2" office:value-type="string">
            <text:p text:style-name="P10"><text:text-input text:description="$anio">$anio</text:text-input></text:p>
          </table:table-cell>
          <table:covered-table-cell/>
        </table:table-row>
        <table:table-row table:style-name="Tabla1.3">
          <table:table-cell table:style-name="Tabla1.A1" table:number-columns-spanned="5" office:value-type="string">
            <text:p text:style-name="P3"><text:s text:c="3"/><text:text-input text:description="$paguese_a">$paguese_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4" office:value-type="string">
            <text:p text:style-name="P3"><text:s text:c="8"/><text:text-input text:description="$importe_letra">$importe_letra</text:text-input></text:p>
          </table:table-cell>
          <table:covered-table-cell/>
          <table:covered-table-cell/>
          <table:covered-table-cell/>
          <table:table-cell table:style-name="Tabla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Bullet_5f_20_5f_Symbols" style:display-name="Bullet_20_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XDocReport_5f_OL" style:display-name="XDocReport_OL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.701cm" fo:page-height="7.001cm" style:num-format="1" style:print-orientation="landscape" fo:margin-top="0.079cm" fo:margin-bottom="1.499cm" fo:margin-left="0.951cm" fo:margin-right="3.68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09:53:32</meta:creation-date>
    <meta:print-date>2017-08-16T18:58:28.572000000</meta:print-date>
    <dc:date>2019-06-27T10:12:36.766951589</dc:date>
    <meta:editing-duration>PT2H15M41S</meta:editing-duration>
    <meta:editing-cycles>25</meta:editing-cycles>
    <meta:generator>LibreOffice/5.1.6.2$Linux_X86_64 LibreOffice_project/10m0$Build-2</meta:generator>
    <dc:title>Accounting Voucher</dc:title>
    <meta:document-statistic meta:table-count="1" meta:image-count="0" meta:object-count="0" meta:page-count="1" meta:paragraph-count="7" meta:word-count="18" meta:character-count="96" meta:non-whitespace-character-count="57"/>
    <meta:user-defined meta:name="Generator">Aeroo Reports 1.0</meta:user-defined>
    <meta:user-defined meta:name="Software">OpenERP 6.0.3</meta:user-defined>
    <meta:user-defined meta:name="URL">http://www.alistek.com/</meta:user-defined>
  </office:meta>
</office:document-meta>
</file>